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certificate_id</text:p>
          </table:table-cell>
          <table:table-cell office:value-type="string">
            <text:p>providername</text:p>
          </table:table-cell>
          <table:table-cell office:value-type="string">
            <text:p>signaturealg</text:p>
          </table:table-cell>
          <table:table-cell office:value-type="string">
            <text:p>xmlsignaturealg</text:p>
          </table:table-cell>
          <table:table-cell office:value-type="string">
            <text:p>digestalg</text:p>
          </table:table-cell>
          <table:table-cell office:value-type="string">
            <text:p>xmldigestalg</text:p>
          </table:table-cell>
          <table:table-cell office:value-type="string">
            <text:p>securerandomalg</text:p>
          </table:table-cell>
          <table:table-cell office:value-type="string">
            <text:p>xmldsigprovidername</text:p>
          </table:table-cell>
        </table:table-row>
        <table:table-row table:style-name="ro2">
          <table:table-cell office:value-type="string">
            <text:p>s1</text:p>
          </table:table-cell>
          <table:table-cell office:value-type="string">
            <text:p>e0d553c974482a5957191d3a95a0d47ee1589b</text:p>
          </table:table-cell>
          <table:table-cell office:value-type="string">
            <text:p>SC</text:p>
          </table:table-cell>
          <table:table-cell office:value-type="string">
            <text:p>GOST3411withECGOST3410</text:p>
          </table:table-cell>
          <table:table-cell office:value-type="string">
            <text:p>http://www.w3.org/2001/04/xmldsig-more#gostr34102001-gostr3411</text:p>
          </table:table-cell>
          <table:table-cell office:value-type="string">
            <text:p>GOST3411</text:p>
          </table:table-cell>
          <table:table-cell office:value-type="string">
            <text:p>http://www.w3.org/2001/04/xmldsig-more#gostr3411</text:p>
          </table:table-cell>
          <table:table-cell office:value-type="string">
            <text:p>GOST28147PRNG</text:p>
          </table:table-cell>
          <table:table-cell office:value-type="string">
            <text:p>org.admnkz.jcp.dsig.internal.dom.XMLDSigRI</text:p>
          </table:table-cell>
        </table:table-row>
        <table:table-row table:style-name="ro2">
          <table:table-cell office:value-type="string">
            <text:p>s2</text:p>
          </table:table-cell>
          <table:table-cell office:value-type="string">
            <text:p>a2f1e9914be4f8e4bf7845c1aaaa2c2d879</text:p>
          </table:table-cell>
          <table:table-cell office:value-type="string">
            <text:p>SC</text:p>
          </table:table-cell>
          <table:table-cell office:value-type="string">
            <text:p>GOST3411withECGOST3410</text:p>
          </table:table-cell>
          <table:table-cell office:value-type="string">
            <text:p>http://www.w3.org/2001/04/xmldsig-more#gostr34102001-gostr3411</text:p>
          </table:table-cell>
          <table:table-cell office:value-type="string">
            <text:p>GOST3411</text:p>
          </table:table-cell>
          <table:table-cell office:value-type="string">
            <text:p>http://www.w3.org/2001/04/xmldsig-more#gostr3411</text:p>
          </table:table-cell>
          <table:table-cell office:value-type="string">
            <text:p>GOST28147PRNG</text:p>
          </table:table-cell>
          <table:table-cell office:value-type="string">
            <text:p>org.admnkz.jcp.dsig.internal.dom.XMLDSigRI</text:p>
          </table:table-cell>
        </table:table-row>
        <table:table-row table:style-name="ro2">
          <table:table-cell table:number-columns-repeated="9"/>
        </table:table-row>
      </table:table>
      <table:table table:name="Лист2" table:style-name="ta1">
        <table:table-column table:style-name="co1" table:default-cell-style-name="Default"/>
        <table:table-row table:style-name="ro3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09:20:39</meta:creation-date>
    <dc:date>2012-08-28T09:24:06</dc:date>
    <meta:editing-duration>P0D</meta:editing-duration>
    <meta:editing-cycles>1</meta:editing-cycles>
    <meta:document-statistic meta:table-count="3" meta:cell-count="27" meta:object-count="0"/>
    <meta:generator>LibreOffice/3.5$Linux_X86_64 LibreOffice_project/350m1$Build-2</meta:generator>
  </office:meta>
</office:document-meta>
</file>